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宋体" svg:font-family="宋体" style:font-family-generic="system" style:font-pitch="variable"/>
  </office:font-face-decls>
  <office:automatic-styles>
    <style:style style:name="P1" style:family="paragraph" style:parent-style-name="Standard" style:list-style-name="">
      <style:paragraph-properties fo:margin-left="0cm" fo:margin-right="0cm" fo:text-indent="0cm" style:auto-text-indent="false"/>
    </style:style>
    <style:style style:name="P2" style:family="paragraph" style:parent-style-name="Standard" style:list-style-name="">
      <style:paragraph-properties fo:margin-left="0.741cm" fo:margin-right="0cm" fo:text-indent="-0.741cm" style:auto-text-indent="false"/>
    </style:style>
    <style:style style:name="P3" style:family="paragraph" style:parent-style-name="Standard" style:list-style-name="">
      <style:paragraph-properties fo:margin-left="0cm" fo:margin-right="0cm" fo:text-indent="0cm" style:auto-text-indent="false"/>
      <style:text-properties fo:font-size="10.5pt" fo:language="de" fo:country="DE" style:font-size-asian="10.5pt" style:font-size-complex="10.5pt"/>
    </style:style>
    <style:style style:name="P4" style:family="paragraph" style:parent-style-name="Standard" style:list-style-name="">
      <style:paragraph-properties fo:margin-left="0cm" fo:margin-right="0cm" fo:text-indent="0cm" style:auto-text-indent="false"/>
      <style:text-properties style:use-window-font-color="true" loext:opacity="0%" fo:font-size="10.5pt" fo:language="de" fo:country="DE" style:text-underline-style="none" style:font-size-asian="10.5pt" style:font-size-complex="10.5pt"/>
    </style:style>
    <style:style style:name="P5" style:family="paragraph" style:parent-style-name="Standard" style:list-style-name="WWNum1"/>
    <style:style style:name="T1" style:family="text">
      <style:text-properties fo:font-size="18pt" fo:language="de" fo:country="DE" fo:font-weight="bold" style:font-size-asian="18pt" style:font-weight-asian="bold" style:font-size-complex="18pt"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font-size="10.5pt" fo:language="de" fo:country="DE" fo:font-weight="bold" style:font-size-asian="10.5pt" style:font-weight-asian="bold" style:font-size-complex="10.5pt" style:font-weight-complex="bold"/>
    </style:style>
    <style:style style:name="T5" style:family="text">
      <style:text-properties fo:font-size="10.5pt" fo:language="de" fo:country="DE" style:font-size-asian="10.5pt" style:font-size-complex="10.5pt"/>
    </style:style>
    <style:style style:name="T6" style:family="text">
      <style:text-properties style:use-window-font-color="true" loext:opacity="0%" fo:font-size="10.5pt" fo:language="de" fo:country="DE" style:text-underline-style="none" style:font-size-asian="10.5pt" style:font-size-complex="10.5pt"/>
    </style:style>
    <style:style style:name="T7" style:family="text">
      <style:text-properties style:use-window-font-color="true" loext:opacity="0%" fo:font-size="10.5pt" fo:language="de" fo:country="DE" style:text-underline-style="none" officeooo:rsid="000a5fb7" style:font-size-asian="10.5pt" style:font-size-complex="10.5pt"/>
    </style:style>
    <style:style style:name="T8" style:family="text">
      <style:text-properties style:use-window-font-color="true" loext:opacity="0%" fo:font-size="10.5pt" fo:language="de" fo:country="DE" style:text-underline-style="none" fo:font-weight="bold" style:font-size-asian="10.5pt" style:font-weight-asian="bold"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itfaden für die Ersteinrichtung<text:line-break/></text:span></text:p>
      <text:p text:style-name="P1"><text:span text:style-name="T2"><text:line-break/>Herzlich Willkommen Karoline,<text:line-break/>Leider kann ich heute wahrscheinlich nicht die ganze Zeit dabei sein, um dir bei deiner Ersteinrichtung zu helfen. Dafür habe ich für dich diesen Leitfaden angefertigt, welcher dir ein wenig helfen wird, in unsere Systeme reinzukommen. Punkt 1 ist eigentlich selbstverständlich, du hast von uns eine Firmen-Email-Adresse erhalten. Somit richte dir erst deinen Zugang in deine Mail-Adresse ein.<text:line-break/>***********************************************************************************<text:line-break/></text:span><text:span text:style-name="T3">Beta-Dashboard zu unseren internen Diensten auf einen Blick:</text:span><text:span text:style-name="T2"><text:line-break/><text:line-break/></text:span><text:a xlink:type="simple" xlink:href="http://srv.lyth.local:8085" text:style-name="Internet_20_link" text:visited-style-name="Visited_20_Internet_20_Link"><text:span text:style-name="Internet_20_link"><text:span text:style-name="T2">http://srv.lyth.local:8085<text:line-break/></text:span></text:span></text:a><text:span text:style-name="T2"><text:line-break/>***********************************************************************************<text:line-break/></text:span><text:span text:style-name="T3">1. </text:span><text:span text:style-name="T4">Zugriff auf Email-Account:</text:span></text:p>
      <text:p text:style-name="P3"/>
      <text:p text:style-name="P1"><text:span text:style-name="T5">Auf die Webseite </text:span><text:a xlink:type="simple" xlink:href="http://mx1.lyth.de/" text:style-name="Internet_20_link" text:visited-style-name="Visited_20_Internet_20_Link"><text:span text:style-name="Internet_20_link"><text:span text:style-name="T5">http://mx1.lyth.de/</text:span></text:span></text:a><text:span text:style-name="T5"> gehen und in diesem Anmeldefenster angeben:</text:span></text:p>
      <text:p text:style-name="P3"/>
      <text:p text:style-name="P1"><text:span text:style-name="T5">Benutzername: </text:span><text:span text:style-name="T6"><text:s/>gero.buessing@lyth.de</text:span></text:p>
      <text:p text:style-name="P1"><text:span text:style-name="T6">Passwort: <text:s/>L6FD$Kt4m;[s93</text:span></text:p>
      <text:p text:style-name="P4"/>
      <text:p text:style-name="P1"><text:span text:style-name="T6">Nun wird man auf der Seite aufgefordert, sein Passwort zu ändern.</text:span></text:p>
      <text:p text:style-name="P4"/>
      <text:p text:style-name="P1"><text:span text:style-name="T6">Nachdem das Passwort geändert wurde, oben rechts ausloggen und erneut auf die Startseite von </text:span><text:a xlink:type="simple" xlink:href="http://mx1.lyth.de/" text:style-name="Internet_20_link" text:visited-style-name="Visited_20_Internet_20_Link"><text:span text:style-name="Internet_20_link"><text:span text:style-name="T5">http://mx1.lyth.de/</text:span></text:span></text:a><text:span text:style-name="T6"> gehen. Dort dann auf den Button Webmail drücken und dort mit der Email-Adresse und dem neu zugewiesenen Passwort einloggen. <text:line-break/><text:line-break/>Für E-Mails benutzen wir in der Firma das Tool Thunderbird, welches bereits auf deinem Laptop vorinstalliert ist. Dort kannst du dich mit deinem eben eingerichteten Login anmelden. <text:line-break/>_______________________________________________________________________________</text:span></text:p>
      <text:p text:style-name="P1"><text:span text:style-name="T2"><text:line-break/>In deinem Posteingang sollte eine Einladung in unsere Teams-Gruppe sein. Microsoft Teams nutzen wir als Kommunikations-Tool untereinander für unsere Meetings und auch sonst alles weitere. <text:line-break/><text:line-break/>Registriere dich bitte mit deiner neuen Firmen-Mail-Adresse, um dem Team beizutreten. Wenn du die Meldung bekommst, dass dein Konto bereits existiert, dann setze bitte das Passwort zurück über „Passwort vergessen“. <text:line-break/><text:line-break/>Sobald du Teams eingerichtet hast, kannst du dich gerne bei mir (Eduard Ulitin) melden. Dafür musst du in Teams nur oben nach meinem Namen suchen. <text:line-break/></text:span></text:p>
      <text:p text:style-name="P1"><text:span text:style-name="T5">Als Kanban/Ticket-Tool nutzen wir Jira. Dafür wurde dir natürlich auch ein Zugang angelegt.<text:line-break/><text:line-break/>*******************************************************************************</text:span></text:p>
      <text:list text:style-name="WWNum1">
        <text:list-item>
          <text:p text:style-name="P5"><text:span text:style-name="T4">Login ins Domäne (Windows-Benutzer, Jira, Confluence &amp; Wiki):</text:span></text:p>
        </text:list-item>
      </text:list>
      <text:p text:style-name="P3"/>
      <text:p text:style-name="P2"><text:span text:style-name="T6">Jira: jira.lyth.de </text:span></text:p>
      <text:p text:style-name="P2"><text:span text:style-name="T6">Confluence: wiki.lyth.local </text:span></text:p>
      <text:p text:style-name="P2"><text:span text:style-name="T6">Fileserver: \\192.168.1.179\fileserver</text:span></text:p>
      <text:p text:style-name="P4"/>
      <text:p text:style-name="P2"><text:span text:style-name="T6">Benutzername: gero.buessing</text:span></text:p>
      <text:p text:style-name="P1"><text:span text:style-name="T5">Passwort: JxOBwNKQwzUP3vs</text:span></text:p>
      <text:p text:style-name="P1"><text:span text:style-name="T5"><text:line-break/>_______________________________________________________________________________</text:span></text:p>
      <text:p text:style-name="P3"><text:soft-page-break/></text:p>
      <text:p text:style-name="P3"/>
      <text:p text:style-name="P4"/>
      <text:p text:style-name="P1"><text:span text:style-name="T6">Wie auch in anderen Firmen muss man bei uns die Arbeitszeiten stechen. Dafür haben wir unseren Time-Coach, welcher über den Browser erreichbar ist. Wenn du dich morgens einloggst, beginnt die Zeit automatisch. Wenn du eine Pause machst, drückst du bitte oben rechts auf das Pause Symbol. Wenn die Pause endet auf „End Break“ und wenn du Feierabend machst, dann drückst du bitte auf das Logout-Symbol rechts daneben. <text:line-break/><text:line-break/>*******************************************************************************<text:line-break/><text:line-break/></text:span><text:span text:style-name="T8">3. TimeCoach</text:span><text:span text:style-name="T6"><text:line-break/><text:line-break/>IP/Link: 192.168.1.50 und dort auf das Admin-Tool<text:line-break/><text:line-break/>Benutzername: <text:s/></text:span><text:span text:style-name="T7">gero.b</text:span><text:span text:style-name="T6"><text:line-break/><text:line-break/>Passwor</text:span><text:span text:style-name="T7">t</text:span><text:span text:style-name="T6">: </text:span><text:span text:style-name="T7">lythgmbh</text:span><text:span text:style-name="T6"><text:line-break/></text:span></text:p>
      <text:p text:style-name="P1"><text:span text:style-name="T6">_______________________________________________________________________________ </text:span></text:p>
      <text:p text:style-name="P1"><text:span text:style-name="T6"><text:line-break/>Täglich finden Montag - Donnerstag um 11:00 Uhr Meetings über Teams statt. Am Freitag immer um 10:00 Uhr. Der Anruf wird immer im Team-Channel Lyncker &amp; Theis &lt; Allgemein eröffnet und wird im Chat angezeigt. Dort kannst du dann einfach beitreten. <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e" fo:country="DE"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Calibri" fo:font-size="10pt" fo:language="de" fo:country="DE"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8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08T14:51:00</meta:creation-date>
    <meta:initial-creator>eduard.ulitin</meta:initial-creator>
    <meta:print-date>2022-02-01T08:56:00</meta:print-date>
    <dc:date>2022-09-14T17:44:46.500000000</dc:date>
    <meta:editing-cycles>2</meta:editing-cycles>
    <meta:editing-duration>P1DT4H52M45S</meta:editing-duration>
    <meta:generator>LibreOffice/7.4.0.3$Windows_X86_64 LibreOffice_project/f85e47c08ddd19c015c0114a68350214f7066f5a</meta:generator>
    <meta:document-statistic meta:table-count="0" meta:image-count="0" meta:object-count="0" meta:page-count="2" meta:paragraph-count="19" meta:word-count="404" meta:character-count="3395" meta:non-whitespace-character-count="2979"/>
    <meta:user-defined meta:name="ICV">2FE05A62C1D84EBE856D8B69FA84D1C5</meta:user-defined>
    <meta:user-defined meta:name="KSOProductBuildVer">1031-11.2.0.11042</meta:user-defined>
    <meta:template xlink:type="simple" xlink:actuate="onRequest" xlink:title="Normal.dotm" xlink:href=""/>
  </office:meta>
</office:document-meta>
</file>